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dba79"/>
    </style:style>
    <style:style style:name="P4" style:family="paragraph" style:parent-style-name="Standard">
      <style:text-properties officeooo:rsid="001201a2" officeooo:paragraph-rsid="001dba79"/>
    </style:style>
    <style:style style:name="P5" style:family="paragraph" style:parent-style-name="Standard">
      <style:text-properties officeooo:rsid="001201a2" officeooo:paragraph-rsid="001f8e6d"/>
    </style:style>
    <style:style style:name="P6" style:family="paragraph" style:parent-style-name="Standard">
      <style:text-properties officeooo:rsid="0013a048" officeooo:paragraph-rsid="001f8e6d"/>
    </style:style>
    <style:style style:name="P7" style:family="paragraph" style:parent-style-name="Standard">
      <style:text-properties officeooo:rsid="001b406f" officeooo:paragraph-rsid="001dba79"/>
    </style:style>
    <style:style style:name="P8" style:family="paragraph" style:parent-style-name="Standard">
      <style:text-properties officeooo:rsid="001b406f" officeooo:paragraph-rsid="001f8e6d"/>
    </style:style>
    <style:style style:name="P9" style:family="paragraph" style:parent-style-name="Standard">
      <style:text-properties officeooo:rsid="001d3262" officeooo:paragraph-rsid="001ff480"/>
    </style:style>
    <style:style style:name="P10" style:family="paragraph" style:parent-style-name="Standard">
      <style:text-properties officeooo:rsid="001ff480" officeooo:paragraph-rsid="001ff480"/>
    </style:style>
    <style:style style:name="P11" style:family="paragraph" style:parent-style-name="Text_20_body">
      <style:text-properties officeooo:rsid="001b406f" officeooo:paragraph-rsid="001dba79"/>
    </style:style>
    <style:style style:name="P12" style:family="paragraph" style:parent-style-name="Standard" style:list-style-name="L1">
      <style:text-properties officeooo:rsid="001201a2" officeooo:paragraph-rsid="001dba79"/>
    </style:style>
    <style:style style:name="P13" style:family="paragraph" style:parent-style-name="Standard">
      <style:text-properties officeooo:rsid="001201a2" officeooo:paragraph-rsid="001dba79"/>
    </style:style>
    <style:style style:name="P14" style:family="paragraph" style:parent-style-name="Standard" style:list-style-name="L2">
      <style:text-properties officeooo:rsid="001201a2" officeooo:paragraph-rsid="001ff480"/>
    </style:style>
    <style:style style:name="P15" style:family="paragraph" style:parent-style-name="Standard" style:list-style-name="L2">
      <style:text-properties officeooo:rsid="0013a048" officeooo:paragraph-rsid="001ff480"/>
    </style:style>
    <style:style style:name="P16" style:family="paragraph" style:parent-style-name="Standard" style:list-style-name="L2">
      <style:text-properties officeooo:rsid="001ff480" officeooo:paragraph-rsid="001ff480"/>
    </style:style>
    <style:style style:name="P17" style:family="paragraph" style:parent-style-name="Heading_20_1">
      <style:paragraph-properties fo:text-align="center" style:justify-single-word="false"/>
      <style:text-properties officeooo:paragraph-rsid="001dba79"/>
    </style:style>
    <style:style style:name="P18" style:family="paragraph" style:parent-style-name="Heading_20_3">
      <style:text-properties officeooo:rsid="00119378" officeooo:paragraph-rsid="001dba79"/>
    </style:style>
    <style:style style:name="P19" style:family="paragraph" style:parent-style-name="Heading_20_3">
      <style:text-properties officeooo:paragraph-rsid="001dba79"/>
    </style:style>
    <style:style style:name="P20" style:family="paragraph" style:parent-style-name="Heading_20_3">
      <style:text-properties officeooo:paragraph-rsid="001f8e6d"/>
    </style:style>
    <style:style style:name="T1" style:family="text">
      <style:text-properties officeooo:rsid="000ec46c"/>
    </style:style>
    <style:style style:name="T2" style:family="text">
      <style:text-properties officeooo:rsid="00182088"/>
    </style:style>
    <style:style style:name="T3" style:family="text">
      <style:text-properties officeooo:rsid="00237d90"/>
    </style:style>
    <style:style style:name="T4" style:family="text">
      <style:text-properties officeooo:rsid="001b406f"/>
    </style:style>
    <style:style style:name="T5" style:family="text">
      <style:text-properties officeooo:rsid="00246c8b"/>
    </style:style>
    <style:style style:name="T6" style:family="text">
      <style:text-properties officeooo:rsid="001f8e6d"/>
    </style:style>
    <style:style style:name="T7" style:family="text">
      <style:text-properties officeooo:rsid="0025051c"/>
    </style:style>
    <style:style style:name="T8" style:family="text">
      <style:text-properties officeooo:rsid="001ff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TD 0 <text:span text:style-name="T1">— Modélisation de Bases de Données</text:span></text:h>
      <text:p text:style-name="P2"/>
      <text:p text:style-name="P3">Le but de ce T<text:span text:style-name="T3">P</text:span> est de <text:span text:style-name="T4">modéliser une base de données pour </text:span>l’organisation d’une bibliothèque<text:span text:style-name="T4"> : les livres, les adhérents…</text:span></text:p>
      <text:p text:style-name="P3"/>
      <text:p text:style-name="P4">À chaque fois qu’un adhérent emprunte un livre, nous avons besoins de savoir :</text:p>
      <text:list xml:id="list2934814568" text:style-name="L1">
        <text:list-item>
          <text:p text:style-name="P12">qui a pris le livre, </text:p>
        </text:list-item>
        <text:list-item>
          <text:p text:style-name="P12">quel jour le livre a été pris</text:p>
        </text:list-item>
        <text:list-item>
          <text:p text:style-name="P12">quel jour le livre sera rendu au plus tard ou quel jour il a été rendu</text:p>
        </text:list-item>
      </text:list>
      <text:p text:style-name="P4"/>
      <text:p text:style-name="P4">Comment peut-on gérer les emprunts ?</text:p>
      <text:p text:style-name="P2"/>
      <text:h text:style-name="P18" text:outline-level="3">Question 0. <text:span text:style-name="T4">Modélisation conceptuelle</text:span></text:h>
      <text:p text:style-name="P11"><text:span text:style-name="T5">Définir les entités et les attributs utile. P</text:span>récis<text:span text:style-name="T5">er</text:span> le type <text:span text:style-name="T5">des attributs </text:span>et s’ils sont unique ou non.</text:p>
      <text:p text:style-name="P3"/>
      <text:h text:style-name="P19" text:outline-level="3">Question 1. <text:span text:style-name="T4">Diagramme conceptuelle</text:span></text:h>
      <text:p text:style-name="P7">Identifier les relations entre les entités et faite un diagramme avec. Précisez bien la cardinalité de chaque relations.</text:p>
      <text:p text:style-name="P4"/>
      <text:h text:style-name="P19" text:outline-level="3">Question 2. <text:span text:style-name="T4">Diagramme logique</text:span></text:h>
      <text:p text:style-name="P7">Déduisez le diagramme logique de votre modèle conceptuel.</text:p>
      <text:p text:style-name="P4"/>
      <text:h text:style-name="P19" text:outline-level="3">Question 3. <text:span text:style-name="T4">Modélisation Physique</text:span></text:h>
      <text:p text:style-name="P8">Écrivez le code SQL nécessaire pour créer les table de votre système.</text:p>
      <text:p text:style-name="P5"/>
      <text:h text:style-name="P20" text:outline-level="3">Question <text:span text:style-name="T6">4</text:span>. <text:span text:style-name="T6">Utilisation de la base</text:span></text:h>
      <text:p text:style-name="P9"><text:span text:style-name="T7">Ajouter des données et t</text:span>estez-le <text:span text:style-name="T8">en écrivant les requêtes pour identifier :</text:span></text:p>
      <text:p text:style-name="P6"/>
      <text:p text:style-name="P6">D<text:span text:style-name="T8">u point de vue du </text:span>gestionnaire : </text:p>
      <text:list xml:id="list3748875566" text:style-name="L2">
        <text:list-item>
          <text:p text:style-name="P15"><text:span text:style-name="T8">quels</text:span> livre<text:span text:style-name="T8">s</text:span> sont <text:span text:style-name="T8">empruntés</text:span></text:p>
        </text:list-item>
        <text:list-item>
          <text:p text:style-name="P16">quels sont les adhérents qui ont au moins un livre chez eux actuellement</text:p>
        </text:list-item>
        <text:list-item>
          <text:p text:style-name="P16">quels sont les adhérents qui ont emprunté au moins un livre dans l’année</text:p>
        </text:list-item>
        <text:list-item>
          <text:p text:style-name="P16">par quels adhérent est passé un livre donné</text:p>
        </text:list-item>
      </text:list>
      <text:p text:style-name="P6"/>
      <text:p text:style-name="P10">Du point de vue d’un adhérent :</text:p>
      <text:list xml:id="list215844036285577" text:continue-numbering="true" text:style-name="L2">
        <text:list-item>
          <text:p text:style-name="P14"><text:span text:style-name="T8">la liste des livres que</text:span> l’adhérent a chez lui</text:p>
        </text:list-item>
        <text:list-item>
          <text:p text:style-name="P14"><text:span text:style-name="T8">la liste des livres que</text:span> l’adhérent a <text:span text:style-name="T2">emprunté</text:span> dans l’année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0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6.0.6.2$Linux_X86_64 LibreOffice_project/00m0$Build-2</meta:generator>
    <dc:date>2018-11-05T21:58:43.334100937</dc:date>
    <dc:creator>Nathanaël Martel</dc:creator>
    <meta:editing-duration>PT59M14S</meta:editing-duration>
    <meta:editing-cycles>15</meta:editing-cycles>
    <meta:document-statistic meta:table-count="0" meta:image-count="0" meta:object-count="0" meta:page-count="1" meta:paragraph-count="26" meta:word-count="251" meta:character-count="1398" meta:non-whitespace-character-count="1178"/>
  </office:meta>
</office:document-meta>
</file>